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in" fo:margin-right="0in" fo:margin-top="0in" fo:margin-bottom="0in" style: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loext:hyphenation-no-caps="false"/>
    </style:style>
    <style:style style:name="P3"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style:writing-mode="lr-tb">
        <style:tab-stops>
          <style:tab-stop style:position="3.9791in"/>
        </style:tab-stops>
      </style:paragraph-properties>
      <style:text-properties fo:hyphenate="false" fo:hyphenation-remain-char-count="2" fo:hyphenation-push-char-count="2" loext:hyphenation-no-caps="false"/>
    </style:style>
    <style:style style:name="P4"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style:writing-mode="lr-tb">
        <style:tab-stops>
          <style:tab-stop style:position="0.5in"/>
        </style:tab-stops>
      </style:paragraph-properties>
      <style:text-properties fo:hyphenate="false" fo:hyphenation-remain-char-count="2" fo:hyphenation-push-char-count="2" loext:hyphenation-no-caps="false"/>
    </style:style>
    <style:style style:name="P5"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loext:hyphenation-no-caps="false"/>
    </style:style>
    <style:style style:name="P6"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fo:keep-with-next="always" style:writing-mode="lr-tb">
        <style:tab-stops>
          <style:tab-stop style:position="3.9791in"/>
        </style:tab-stops>
      </style:paragraph-properties>
      <style:text-properties fo:hyphenate="false" fo:hyphenation-remain-char-count="2" fo:hyphenation-push-char-count="2" loext:hyphenation-no-caps="false"/>
    </style:style>
    <style:style style:name="P7"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loext:hyphenation-no-caps="false"/>
    </style:style>
    <style:style style:name="P8"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fo:keep-with-next="always" style:writing-mode="lr-tb">
        <style:tab-stops>
          <style:tab-stop style:position="3.9898in"/>
        </style:tab-stops>
      </style:paragraph-properties>
      <style:text-properties fo:hyphenate="false" fo:hyphenation-remain-char-count="2" fo:hyphenation-push-char-count="2" loext:hyphenation-no-caps="false"/>
    </style:style>
    <style:style style:name="P9" style:family="paragraph" style:parent-styl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fo:keep-with-next="always" style:writing-mode="lr-tb">
        <style:tab-stops>
          <style:tab-stop style:position="4in"/>
        </style:tab-stops>
      </style:paragraph-properties>
      <style:text-properties fo:hyphenate="false" fo:hyphenation-remain-char-count="2" fo:hyphenation-push-char-count="2" loext:hyphenation-no-caps="false"/>
    </style:style>
    <style:style style:name="P10" style:family="paragraph" style:parent-style-name="Standard" style:master-page-name="Standard">
      <style:paragraph-properties fo:margin-left="0.5in" fo:margin-right="0.5in" fo:margin-top="0.0799in" fo:margin-bottom="0.0799in" style: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loext:hyphenation-no-caps="false"/>
    </style:style>
    <style:style style:name="P11" style:family="paragraph" style:parent-style-name="Standard">
      <style:paragraph-properties fo:margin-left="3in" fo:margin-right="0in" fo:margin-top="0.0799in" fo:margin-bottom="0.0799in" style: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loext:hyphenation-no-caps="false"/>
    </style:style>
    <style:style style:name="P12" style:family="paragraph" style:parent-style-name="Standard">
      <style:paragraph-properties fo:margin-left="3.5in" fo:margin-right="0.5in" fo:margin-top="0.0799in" fo:margin-bottom="0.0799in" style:contextual-spacing="false" fo:line-height="120%" fo:text-align="start" style:justify-single-word="false" fo:orphans="2" fo:widows="2" fo:hyphenation-ladder-count="no-limit" fo:text-indent="-3in" style:auto-text-indent="false" style:writing-mode="lr-tb"/>
      <style:text-properties fo:hyphenate="false" fo:hyphenation-remain-char-count="2" fo:hyphenation-push-char-count="2" loext:hyphenation-no-caps="false"/>
    </style:style>
    <style:style style:name="P13" style:family="paragraph" style:parent-style-name="Standard">
      <style:paragraph-properties fo:margin-left="0in" fo:margin-right="0in" fo:margin-top="0.0799in" fo:margin-bottom="0.0799in" style: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loext:hyphenation-no-caps="false"/>
    </style:style>
    <style:style style:name="P14" style:family="paragraph" style:parent-style-name="Standard">
      <style:paragraph-properties fo:margin-left="0in" fo:margin-right="0in" fo:margin-top="0.0799in" fo:margin-bottom="0.0799in" style: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loext:hyphenation-no-caps="false"/>
    </style:style>
    <style:style style:name="P15" style:family="paragraph" style:parent-style-name="Standard">
      <style:paragraph-properties fo:margin-left="0in" fo:margin-right="0in" fo:margin-top="0.0799in" fo:margin-bottom="0.0799in" style: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loext:hyphenation-no-caps="false"/>
    </style:style>
    <style:style style:name="P16" style:family="paragraph" style:parent-style-name="Standard">
      <style:paragraph-properties fo:margin-left="0.5in" fo:margin-right="0in" fo:margin-top="0.0799in" fo:margin-bottom="0.0799in" style: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loext:hyphenation-no-caps="false"/>
    </style:style>
    <style:style style:name="P17" style:family="paragraph" style:parent-style-name="Standard">
      <style:paragraph-properties fo:margin-left="0.5in" fo:margin-right="0in" fo:margin-top="0.0799in" fo:margin-bottom="0.0799in" style: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loext:hyphenation-no-caps="false"/>
    </style:style>
    <style:style style:name="P18" style:family="paragraph" style:parent-style-name="Standard">
      <style:paragraph-properties fo:margin-left="1in" fo:margin-right="0in" fo:margin-top="0.0799in" fo:margin-bottom="0.0799in" style: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loext:hyphenation-no-caps="false"/>
    </style:style>
    <style:style style:name="P19" style:family="paragraph" style:parent-style-name="Standard">
      <style:paragraph-properties fo:margin-left="1in" fo:margin-right="0in" fo:margin-top="0.0799in" fo:margin-bottom="0.0799in" style: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loext:hyphenation-no-caps="false"/>
    </style:style>
    <style:style style:name="P20" style:family="paragraph" style:parent-style-name="Standard">
      <style:paragraph-properties fo:margin-left="1.5in" fo:margin-right="0in" fo:margin-top="0.0799in" fo:margin-bottom="0.0799in" style: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loext:hyphenation-no-caps="false"/>
    </style:style>
    <style:style style:name="P21" style:family="paragraph" style:parent-style-name="Standard">
      <style:paragraph-properties fo:margin-left="2in" fo:margin-right="0in" fo:margin-top="0.0799in" fo:margin-bottom="0.0799in" style: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loext:hyphenation-no-caps="false"/>
    </style:style>
    <style:style style:name="P22" style:family="paragraph" style:parent-style-name="Standard">
      <style:paragraph-properties fo:margin-left="1in" fo:margin-right="0in" fo:margin-top="0.0799in" fo:margin-bottom="0.0799in" style: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loext:hyphenation-no-caps="false"/>
    </style:style>
    <style:style style:name="P23" style:family="paragraph" style:parent-style-name="Standard">
      <style:paragraph-properties fo:margin-top="0.0799in" fo:margin-bottom="0.0799in" style:contextual-spacing="false" fo:line-height="120%" fo:text-align="start" style:justify-single-word="false" fo:orphans="2" fo:widows="2" fo:hyphenation-ladder-count="no-limit" style:writing-mode="lr-tb"/>
      <style:text-properties fo:hyphenate="false" fo:hyphenation-remain-char-count="2" fo:hyphenation-push-char-count="2" loext:hyphenation-no-caps="false"/>
    </style:style>
    <style:style style:name="P24" style:family="paragraph" style:parent-style-name="Standard">
      <style:paragraph-properties fo:margin-left="3in" fo:margin-right="0.5in" fo:margin-top="0.0799in" fo:margin-bottom="0.0799in" style:contextual-spacing="false" fo:line-height="120%" fo:text-align="start" style:justify-single-word="false" fo:orphans="2" fo:widows="2" fo:hyphenation-ladder-count="no-limit" fo:text-indent="-2.5in" style:auto-text-indent="false" fo:keep-with-next="always" style:writing-mode="lr-tb">
        <style:tab-stops>
          <style:tab-stop style:position="12in"/>
          <style:tab-stop style:position="15in"/>
        </style:tab-stops>
      </style:paragraph-properties>
      <style:text-properties fo:hyphenate="false" fo:hyphenation-remain-char-count="2" fo:hyphenation-push-char-count="2" loext:hyphenation-no-caps="false"/>
    </style:style>
    <style:style style:name="P25" style:family="paragraph" style:parent-style-name="Standard">
      <style:paragraph-properties fo:margin-left="3in" fo:margin-right="0.5in" fo:margin-top="0.0799in" fo:margin-bottom="0.0799in" style:contextual-spacing="false" fo:line-height="120%" fo:text-align="start" style:justify-single-word="false" fo:orphans="2" fo:widows="2" fo:hyphenation-ladder-count="no-limit" fo:text-indent="-2.5in" style:auto-text-indent="false" fo:keep-with-next="always" style:writing-mode="lr-tb">
        <style:tab-stops>
          <style:tab-stop style:position="12in"/>
        </style:tab-stops>
      </style:paragraph-properties>
      <style:text-properties fo:hyphenate="false" fo:hyphenation-remain-char-count="2" fo:hyphenation-push-char-count="2" loext:hyphenation-no-caps="false"/>
    </style:style>
    <style:style style:name="P26" style:family="paragraph" style:parent-style-name="Standard">
      <style:paragraph-properties fo:margin-left="3in" fo:margin-right="0.5in" fo:margin-top="0.0799in" fo:margin-bottom="0.0799in" style:contextual-spacing="false" fo:line-height="120%" fo:text-align="start" style:justify-single-word="false" fo:orphans="2" fo:widows="2" fo:hyphenation-ladder-count="no-limit" fo:text-indent="-2.5in" style:auto-text-indent="false" style:writing-mode="lr-tb">
        <style:tab-stops>
          <style:tab-stop style:position="12in"/>
        </style:tab-stops>
      </style:paragraph-properties>
      <style:text-properties fo:hyphenate="false" fo:hyphenation-remain-char-count="2" fo:hyphenation-push-char-count="2" loext:hyphenation-no-caps="false"/>
    </style:style>
    <style:style style:name="P27" style:family="paragraph" style:parent-style-name="Standard">
      <style:paragraph-properties fo:margin-left="0.5in" fo:margin-right="1in" fo:margin-top="0.0799in" fo:margin-bottom="0.0799in" style: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loext:hyphenation-no-caps="false"/>
    </style:style>
    <style:style style:name="P28" style:family="paragraph" style:parent-style-name="Standard">
      <style:paragraph-properties fo:margin-left="3.5in" fo:margin-right="0in" fo:margin-top="0.0799in" fo:margin-bottom="0.0799in" style:contextual-spacing="false" fo:line-height="120%" fo:text-align="start" style:justify-single-word="false" fo:orphans="2" fo:widows="2" fo:hyphenation-ladder-count="no-limit" fo:text-indent="-3.5in" style:auto-text-indent="false" style:writing-mode="lr-tb">
        <style:tab-stops>
          <style:tab-stop style:position="14in"/>
        </style:tab-stops>
      </style:paragraph-properties>
      <style:text-properties fo:hyphenate="false" fo:hyphenation-remain-char-count="2" fo:hyphenation-push-char-count="2" loext:hyphenation-no-caps="false"/>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loext:opacity="100%" fo:font-size="10pt" fo:language="en" fo:country="US" style:letter-kerning="true" style:font-name-asian="Liberation Serif1" style:font-size-asian="10pt" style:language-asian="ar" style:country-asian="SA"/>
    </style:style>
    <style:style style:name="T8" style:family="text">
      <style:text-properties fo:color="#00000a" loext:opacity="100%" style:font-name="Times New Roman" fo:font-size="10pt" fo:language="en" fo:country="US" style:letter-kerning="true" style:font-name-asian="Liberation Serif1" style:font-size-asian="10pt" style:language-asian="ar" style:country-asian="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Standard Form Certificate</text:span></text:p>
      <text:p text:style-name="P2"><text:span text:style-name="T3">Apart from the purpose and governing law state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line-break/></text:p>
      <text:p text:style-name="P2"><text:line-break/>Signature:</text:p>
      <text:p text:style-name="P2">Name:</text:p>
      <text:p text:style-name="P2">Date:</text:p>
      <text:p text:style-name="P2"><text:span text:style-name="T3">E-Mail:</text:span></text:p>
      <text:p text:style-name="P11"/>
      <text:p text:style-name="P12"><text:span text:style-name="T4">Purpose</text:span>:<text:tab/>[State the purpose for sharing confidential information.]</text:p>
      <text:p text:style-name="P13"/>
      <text:p text:style-name="P13"/>
      <text:p text:style-name="P12"><text:span text:style-name="T4">State Law</text:span>:<text:tab/><text:span text:style-name="T3">[Name the state whose law will govern the agreement.]</text:span></text:p>
      <text:p text:style-name="P15"><text:span text:style-name="T2">The Waypoint NDA</text:span></text:p>
      <text:p text:style-name="P13"><text:span text:style-name="T2">Version 1.0.0</text:span></text:p>
      <text:p text:style-name="P13"><text:span text:style-name="T1">The parties agree:</text:span></text:p>
      <text:p text:style-name="P16"><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6"><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7"><text:span text:style-name="T1">3.</text:span><text:tab/><text:span text:style-name="T2">Confidential Information</text:span><text:span text:style-name="T1">.</text:span></text:p>
      <text:p text:style-name="P18"><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20"><text:span text:style-name="T1">(i)</text:span><text:tab/><text:span text:style-name="T1">information disclosed by Disclosing Party during the term of this agreement that is related to the business of Disclosing Party;</text:span></text:p>
      <text:p text:style-name="P20"><text:span text:style-name="T1">(ii)</text:span><text:tab/><text:span text:style-name="T1">the fact that the parties are pursuing the Purpose;</text:span></text:p>
      <text:p text:style-name="P20"><text:span text:style-name="T1">(iii)</text:span><text:tab/><text:span text:style-name="T1">the terms of this agreement;</text:span></text:p>
      <text:p text:style-name="P20"><text:span text:style-name="T1">(iv)</text:span><text:tab/><text:span text:style-name="T1">the fact that the parties have entered into this agreement; and</text:span></text:p>
      <text:p text:style-name="P20"><text:span text:style-name="T1">(v)</text:span><text:tab/><text:span text:style-name="T1">other information derived from these kinds of information.</text:span></text:p>
      <text:p text:style-name="P19"><text:span text:style-name="T1">(b)</text:span><text:tab/><text:span text:style-name="T2">Exclusions from Confidential Information</text:span><text:span text:style-name="T1">.</text:span></text:p>
      <text:p text:style-name="P20"><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20"><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20"><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7"><text:span text:style-name="T1">4.</text:span><text:tab/><text:span text:style-name="T2">Confidentiality Obligations</text:span><text:span text:style-name="T1">.</text:span></text:p>
      <text:p text:style-name="P18"><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8"><text:span text:style-name="T1">(b)</text:span><text:tab/><text:span text:style-name="T2">Permitted Disclosure</text:span><text:span text:style-name="T1">. Receiving Party may disclose Confidential Information to the following personnel:</text:span></text:p>
      <text:p text:style-name="P20"><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1"><text:span text:style-name="T1">(A)</text:span><text:tab/><text:span text:style-name="T1">have a need to know the Confidential Information to advance the Purpose; and</text:span></text:p>
      <text:p text:style-name="P21"><text:soft-page-break/><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20"><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8"><text:span text:style-name="T1">(c)</text:span><text:tab/><text:span text:style-name="T2">Limited Use</text:span><text:span text:style-name="T1">. Receiving Party shall use Confidential Information only to advance the Purpose.</text:span></text:p>
      <text:p text:style-name="P18"><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8"><text:span text:style-name="T1">(e)</text:span><text:tab/><text:span text:style-name="T2">Preserve Proprietary Notices</text:span><text:span text:style-name="T1">. Receiving Party shall not remove any proprietary notices attached to materials embodying Confidential Information.</text:span></text:p>
      <text:p text:style-name="P18"><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8"><text:span text:style-name="T1">(g)</text:span><text:tab/><text:span text:style-name="T2">No Reverse Engineering</text:span><text:span text:style-name="T1">. Receiving Party shall not reverse engineer any material embodying Confidential Information.</text:span></text:p>
      <text:p text:style-name="P18"><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20"><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20"><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8"><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9"><text:span text:style-name="T1">(j)</text:span><text:tab/><text:span text:style-name="T2">Return and Destruction</text:span><text:span text:style-name="T1">.</text:span></text:p>
      <text:p text:style-name="P20"><text:span text:style-name="T1">(i)</text:span><text:tab/><text:span text:style-name="T1">Subject to </text:span><text:span text:style-name="T5">Section 4(k)</text:span><text:span text:style-name="T1"> (Records Policy), when this agreement terminates, Receiving Party shall promptly:</text:span></text:p>
      <text:p text:style-name="P21"><text:span text:style-name="T1">(A)</text:span><text:tab/><text:span text:style-name="T1">return all materials embodying Confidential Information that Disclosing Party provided with request to return; and</text:span></text:p>
      <text:p text:style-name="P21"><text:span text:style-name="T1">(B)</text:span><text:tab/><text:span text:style-name="T1">destroy all parts of other materials that embody Confidential Information.</text:span></text:p>
      <text:p text:style-name="P18"><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8"><text:span text:style-name="T1">(l)</text:span><text:tab/><text:span text:style-name="T2">Comply with Export Controls</text:span><text:span text:style-name="T1">. Both parties shall comply with export and reexport laws with respect to Confidential Information.</text:span></text:p>
      <text:p text:style-name="P19"><text:span text:style-name="T1">(m)</text:span><text:tab/><text:span text:style-name="T2">Compliance and Oversight</text:span><text:span text:style-name="T1">.</text:span></text:p>
      <text:p text:style-name="P20"><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20"><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7"><text:span text:style-name="T1">5.</text:span><text:tab/><text:span text:style-name="T6">Clarifications</text:span><text:span text:style-name="T1">.</text:span></text:p>
      <text:p text:style-name="P18"><text:soft-page-break/><text:span text:style-name="T1">(a)</text:span><text:tab/><text:span text:style-name="T2">No Obligation to Disclose</text:span><text:span text:style-name="T1">. No terms of this agreement obligate Disclosing Party to disclose any Confidential Information.</text:span></text:p>
      <text:p text:style-name="P18"><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8"><text:span text:style-name="T1">(c)</text:span><text:tab/><text:span text:style-name="T2">No License</text:span><text:span text:style-name="T1">. No terms of this agreement grant any license for any patent, trademark, copyright, or other intellectual property.</text:span></text:p>
      <text:p text:style-name="P18"><text:span text:style-name="T1">(d)</text:span><text:tab/><text:span text:style-name="T2">No Warranty</text:span><text:span text:style-name="T1">. Disclosing Party makes no warranty that Confidential Information will be complete or accurate.</text:span></text:p>
      <text:p text:style-name="P18"><text:span text:style-name="T1">(e)</text:span><text:tab/><text:span text:style-name="T2">Freedom to Operate</text:span><text:span text:style-name="T1">. No terms of this agreement prohibit either party from:</text:span></text:p>
      <text:p text:style-name="P20"><text:span text:style-name="T1">(i)</text:span><text:tab/><text:span text:style-name="T1">competing with the other party;</text:span></text:p>
      <text:p text:style-name="P20"><text:span text:style-name="T1">(ii)</text:span><text:tab/><text:span text:style-name="T1">entering into any business relationship with any non-party; or</text:span></text:p>
      <text:p text:style-name="P20"><text:span text:style-name="T1">(iii)</text:span><text:tab/><text:span text:style-name="T1">assigning and reassigning Personnel and Advisers in its sole discretion.</text:span></text:p>
      <text:p text:style-name="P17"><text:span text:style-name="T1">6.</text:span><text:tab/><text:span text:style-name="T2">18 U.S.C. 1833(b) Notice</text:span><text:span text:style-name="T1">.</text:span></text:p>
      <text:p text:style-name="P18"><text:span text:style-name="T1">(a)</text:span><text:tab/><text:span text:style-name="T1">An individual shall not be held criminally or civilly liable under any Federal or State trade secret law for the disclosure of a trade secret that:</text:span></text:p>
      <text:p text:style-name="P20"><text:span text:style-name="T1">(i)</text:span><text:tab/><text:span text:style-name="T1">is made:</text:span></text:p>
      <text:p text:style-name="P21"><text:span text:style-name="T1">(A)</text:span><text:tab/><text:span text:style-name="T1">in confidence to a Federal, State, or local government official, either directly or indirectly, or to an attorney; and</text:span></text:p>
      <text:p text:style-name="P21"><text:span text:style-name="T1">(B)</text:span><text:tab/><text:span text:style-name="T1">solely for the purpose of reporting or investigating a suspected violation of law; or</text:span></text:p>
      <text:p text:style-name="P20"><text:span text:style-name="T1">(ii)</text:span><text:tab/><text:span text:style-name="T1">is made in a complaint or other document filed in a lawsuit or other proceeding, if such filing is made under seal.</text:span></text:p>
      <text:p text:style-name="P1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20"><text:span text:style-name="T1">(i)</text:span><text:tab/><text:span text:style-name="T1">files any document containing the trade secret under seal; and</text:span></text:p>
      <text:p text:style-name="P20"><text:span text:style-name="T1">(ii)</text:span><text:tab/><text:span text:style-name="T1">does not disclose the trade secret, except pursuant to court order.</text:span></text:p>
      <text:p text:style-name="P17"><text:span text:style-name="T1">7.</text:span><text:tab/><text:span text:style-name="T2">Term</text:span><text:span text:style-name="T1">.</text:span></text:p>
      <text:p text:style-name="P18"><text:span text:style-name="T1">(a)</text:span><text:tab/><text:span text:style-name="T2">Expiration</text:span><text:span text:style-name="T1">. This agreement will terminate automatically on the first anniversary of the date of this agreement.</text:span></text:p>
      <text:p text:style-name="P18"><text:span text:style-name="T1">(b)</text:span><text:tab/><text:span text:style-name="T2">Termination by Notice</text:span><text:span text:style-name="T1">. Either party may terminate this agreement early by thirty calendar days' prior written notice to the other party.</text:span></text:p>
      <text:p text:style-name="P18"><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20"><text:soft-page-break/><text:span text:style-name="T1">(i)<text:tab/>Obligations for Confidential Information that Receiving Party knew or reasonably should have known constituted a trade secret survive as long as the Confidential Information remains a trade secret.</text:span></text:p>
      <text:p text:style-name="P20"><text:span text:style-name="T1">(ii)<text:tab/>Obligations for other Confidential Information survive for five calendar years from the date of termination.</text:span></text:p>
      <text:p text:style-name="P17"><text:span text:style-name="T1">8.</text:span><text:tab/><text:span text:style-name="T2">General Contract Terms</text:span><text:span text:style-name="T1">.</text:span></text:p>
      <text:p text:style-name="P18"><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8"><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text:span></text:p>
      <text:p text:style-name="P18"><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8"><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8"><text:span text:style-name="T1">(e)</text:span><text:tab/><text:span text:style-name="T2">Notices</text:span><text:span text:style-name="T1">. The parties shall send every notice, demand, consent, request, or other communication required or allowed by this agreement:</text:span></text:p>
      <text:p text:style-name="P20"><text:span text:style-name="T1">(i)</text:span><text:tab/><text:span text:style-name="T1">by e-mail to the address the other party provided with their signature; or</text:span></text:p>
      <text:p text:style-name="P20"><text:span text:style-name="T1">(ii)</text:span><text:tab/><text:span text:style-name="T1">by overnight courier, with signature required for delivery, to the address the other party provided with their signature.</text:span></text:p>
      <text:p text:style-name="P22"><text:span text:style-name="T1">Either party may change its e-mail or postal address for later communications by giving notice of a new address.</text:span></text:p>
      <text:p text:style-name="P18"><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8"><text:span text:style-name="T1">(g)</text:span><text:tab/><text:span text:style-name="T2">No Third-Party Enforcement</text:span><text:span text:style-name="T1">. Only the parties may enforce rights under this agreement.</text:span></text:p>
      <text:p text:style-name="P18"><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8"><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3">[Signature page follows.]</text:p>
      <text:p text:style-name="P5">The parties are signing this nondisclosure agreement on the dates by their signatures.</text:p>
      <text:p text:style-name="P13"/>
      <text:p text:style-name="P2"><text:span text:style-name="T4">First Party</text:span></text:p>
      <text:p text:style-name="P24">Legal Name:<text:tab/>[Write the legal name of the party proposing the NDA, like “Super Software, Inc.” or “John A. Smith”.]</text:p>
      <text:p text:style-name="P26">Legal Type:<text:tab/>[Write the company’s jurisdiction and legal form, like “Delaware corporation” or “New York resident” for an individual.]</text:p>
      <text:p text:style-name="P14"/>
      <text:p text:style-name="P3">Signature:<text:tab/></text:p>
      <text:p text:style-name="P6">Name:<text:tab/></text:p>
      <text:p text:style-name="P25">Title:<text:tab/>[Leave blank if the party is an individual.]</text:p>
      <text:p text:style-name="P6">Date:<text:tab/><text:tab/></text:p>
      <text:p text:style-name="P6">E-Mail:<text:tab/></text:p>
      <text:p text:style-name="P14"/>
      <text:p text:style-name="P27"><text:span text:style-name="T4">Second Party</text:span></text:p>
      <text:p text:style-name="P24">Legal Name:<text:tab/>[Write the legal name of the party receiving the NDA, like “Quick Welding LLC” or “Jane B. Doe”.]</text:p>
      <text:p text:style-name="P26">Legal Type:<text:tab/>[Write the company’s jurisdiction and legal form, like “Delaware corporation” or “Texas resident” for an individual.]</text:p>
      <text:p text:style-name="P28"/>
      <text:p text:style-name="P4">Signature:<text:tab/></text:p>
      <text:p text:style-name="P7">Name:<text:tab/></text:p>
      <text:p text:style-name="P25"><text:bookmark-start text:name="__DdeLink__367_625047960"/>Title:<text:tab/><text:bookmark-end text:name="__DdeLink__367_625047960"/>[Leave blank if the party is an individual.]</text:p>
      <text:p text:style-name="P8">Date:<text:tab/></text:p>
      <text:p text:style-name="P9">E-Mail:<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00%" fo:text-align="justify" style:justify-single-word="false" fo:orphans="2" fo:widows="2" fo:hyphenation-ladder-count="no-limit" style:punctuation-wrap="simple" style:writing-mode="lr-tb"/>
      <style:text-properties fo:color="#00000a" loext:opacity="1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line-height="100%" fo:text-align="justify" style:justify-single-word="false" fo:orphans="2" fo:widows="2" fo:hyphenation-ladder-count="no-limit" fo:keep-with-next="always" style:writing-mode="lr-tb"/>
      <style:text-properties fo:color="#00000a" loext:opacity="100%"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fo:orphans="2" fo:widows="2" fo:hyphenation-ladder-count="no-limit" style:writing-mode="lr-tb"/>
      <style:text-properties fo:color="#00000a" loext:opacity="1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loext:hyphenation-no-caps="false"/>
    </style:style>
    <style:style style:name="List" style:family="paragraph" style:parent-style-name="Text_20_body" style:default-outline-level="" style:class="list">
      <style:paragraph-properties fo:margin-top="0in" fo:margin-bottom="0.0972in" style:contextual-spacing="false" fo:line-height="120%" fo:text-align="justify" style:justify-single-word="false" fo:orphans="2" fo:widows="2" fo:hyphenation-ladder-count="no-limit" style:writing-mode="lr-tb"/>
      <style:text-properties fo:color="#00000a" loext:opacity="1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loext:hyphenation-no-caps="false"/>
    </style:style>
    <style:style style:name="Caption" style:family="paragraph" style:parent-style-name="Standard" style:default-outline-level="" style:class="extra">
      <style:paragraph-properties fo:margin-top="0.0835in" fo:margin-bottom="0.0835in" style:contextual-spacing="false" fo:line-height="100%" fo:text-align="justify" style:justify-single-word="false" fo:orphans="2" fo:widows="2" fo:hyphenation-ladder-count="no-limit" style:writing-mode="lr-tb"/>
      <style:text-properties fo:color="#00000a" loext:opacity="100%"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margin-top="0.0835in" fo:margin-bottom="0.0835in" style:contextual-spacing="false" fo:line-height="100%" fo:text-align="justify" style:justify-single-word="false" fo:orphans="2" fo:widows="2" fo:hyphenation-ladder-count="no-limit" style:writing-mode="lr-tb"/>
      <style:text-properties fo:color="#00000a" loext:opacity="1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loext:hyphenation-no-caps="false"/>
    </style:style>
    <style:style style:name="Footer" style:family="paragraph" style:parent-style-name="Standard" style:default-outline-level="" style:class="extra">
      <style:paragraph-properties fo:margin-top="0in" fo:margin-bottom="0in" style: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margin-top="0.0835in" fo:margin-bottom="0.0835in" style:contextual-spacing="false" fo:line-height="100%" fo:text-align="justify" style:justify-single-word="false" fo:orphans="2" fo:widows="2" fo:hyphenation-ladder-count="no-limit" style:writing-mode="lr-tb"/>
      <style:text-properties fo:color="#00000a" loext:opacity="1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style: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MT1" style:family="text">
      <style:text-properties fo:color="#00000a" loext:opacity="100%"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1"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02T04:09:00</meta:creation-date>
    <meta:initial-creator>Kyle Mitchell</meta:initial-creator>
    <dc:language>en-US</dc:language>
    <dc:date>2019-04-23T12:58:00</dc:date>
    <meta:editing-cycles>0</meta:editing-cycles>
    <meta:editing-duration>P0D</meta:editing-duration>
    <meta:generator>LibreOffice/7.0.4.2$Linux_X86_64 LibreOffice_project/00$Build-2</meta:generator>
    <meta:document-statistic meta:table-count="0" meta:image-count="0" meta:object-count="0" meta:page-count="6" meta:paragraph-count="105" meta:word-count="1879" meta:character-count="12795" meta:non-whitespace-character-count="11005"/>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